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2627d"/>
    </style:style>
    <style:style style:name="P2" style:family="paragraph" style:parent-style-name="Standard">
      <style:text-properties officeooo:rsid="0012627d" officeooo:paragraph-rsid="0012627d"/>
    </style:style>
    <style:style style:name="P3" style:family="paragraph" style:parent-style-name="Standard">
      <style:text-properties officeooo:rsid="00144352" officeooo:paragraph-rsid="00144352"/>
    </style:style>
    <style:style style:name="P4" style:family="paragraph" style:parent-style-name="Standard" style:list-style-name="L1"/>
    <style:style style:name="P5" style:family="paragraph" style:parent-style-name="Standard" style:list-style-name="L1">
      <style:text-properties officeooo:paragraph-rsid="0012627d"/>
    </style:style>
    <style:style style:name="P6" style:family="paragraph" style:parent-style-name="Standard">
      <style:text-properties officeooo:rsid="0012627d"/>
    </style:style>
    <style:style style:name="P7" style:family="paragraph" style:parent-style-name="Standard" style:list-style-name="L2">
      <style:text-properties officeooo:rsid="0012627d" officeooo:paragraph-rsid="0012627d"/>
    </style:style>
    <style:style style:name="P8" style:family="paragraph" style:parent-style-name="Standard" style:list-style-name="L2">
      <style:text-properties officeooo:rsid="0012627d" officeooo:paragraph-rsid="00144352"/>
    </style:style>
    <style:style style:name="P9" style:family="paragraph" style:parent-style-name="Standard">
      <style:text-properties officeooo:rsid="0014fe12" officeooo:paragraph-rsid="0014fe12"/>
    </style:style>
    <style:style style:name="P10" style:family="paragraph" style:parent-style-name="Standard" style:list-style-name="L3">
      <style:text-properties officeooo:rsid="0014fe12" officeooo:paragraph-rsid="0014fe12"/>
    </style:style>
    <style:style style:name="P11" style:family="paragraph" style:parent-style-name="Standard">
      <style:text-properties officeooo:rsid="0018744c" officeooo:paragraph-rsid="0018744c"/>
    </style:style>
    <style:style style:name="P12" style:family="paragraph" style:parent-style-name="Standard">
      <style:text-properties officeooo:rsid="0019fdd4" officeooo:paragraph-rsid="0019fdd4"/>
    </style:style>
    <style:style style:name="P13" style:family="paragraph" style:parent-style-name="Standard">
      <style:text-properties officeooo:paragraph-rsid="0012627d"/>
    </style:style>
    <style:style style:name="P14" style:family="paragraph" style:parent-style-name="Standard">
      <style:text-properties officeooo:rsid="001bf2bf" officeooo:paragraph-rsid="001bf2bf"/>
    </style:style>
    <style:style style:name="P15" style:family="paragraph" style:parent-style-name="Standard">
      <style:text-properties officeooo:rsid="001d5215" officeooo:paragraph-rsid="001d5215"/>
    </style:style>
    <style:style style:name="P16" style:family="paragraph" style:parent-style-name="Standard">
      <style:text-properties officeooo:rsid="001f68bd" officeooo:paragraph-rsid="001f68bd"/>
    </style:style>
    <style:style style:name="P17" style:family="paragraph" style:parent-style-name="Standard">
      <style:text-properties officeooo:rsid="0020a858" officeooo:paragraph-rsid="001f68bd"/>
    </style:style>
    <style:style style:name="P18" style:family="paragraph" style:parent-style-name="Standard">
      <style:text-properties officeooo:rsid="0026c647" officeooo:paragraph-rsid="0026c647"/>
    </style:style>
    <style:style style:name="P19" style:family="paragraph" style:parent-style-name="Preformatted_20_Text">
      <style:text-properties officeooo:rsid="0026c647" officeooo:paragraph-rsid="0026c647"/>
    </style:style>
    <style:style style:name="P20" style:family="paragraph" style:parent-style-name="Preformatted_20_Text">
      <style:paragraph-properties fo:margin-top="0in" fo:margin-bottom="0.1965in" loext:contextual-spacing="false"/>
    </style:style>
    <style:style style:name="T1" style:family="text">
      <style:text-properties officeooo:rsid="00169da9"/>
    </style:style>
    <style:style style:name="T2" style:family="text">
      <style:text-properties officeooo:rsid="0018744c"/>
    </style:style>
    <style:style style:name="T3" style:family="text">
      <style:text-properties officeooo:rsid="001ba402"/>
    </style:style>
    <style:style style:name="T4" style:family="text">
      <style:text-properties officeooo:rsid="001eead4"/>
    </style:style>
    <style:style style:name="T5" style:family="text">
      <style:text-properties officeooo:rsid="0020a858"/>
    </style:style>
    <style:style style:name="T6" style:family="text">
      <style:text-properties officeooo:rsid="002225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4351752" text:style-name="L1">
        <text:list-item>
          <text:p text:style-name="P4">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relevant rubric items: “data exploration”, “outlier investigation”]</text:p>
        </text:list-item>
      </text:list>
      <text:p text:style-name="Standard"/>
      <text:p text:style-name="P6">The goal was to correctly identify persons of interest (POI) within the Enron dataset. Our datasets is comprised of metadata related to the original emails corpus dataset and financial data. The shape of our dataset is 146 different records with 20 different features, and 1 set of labels. This equates to 3,066 individual <text:span text:style-name="T6">data points.</text:span></text:p>
      <text:p text:style-name="Standard"/>
      <text:p text:style-name="P2">Outliers contained in the dataset include the following:</text:p>
      <text:p text:style-name="P2"/>
      <text:list xml:id="list413865731" text:style-name="L2">
        <text:list-item>
          <text:p text:style-name="P7">‘THE TRAVEL AGENCY IN THE PARK’</text:p>
        </text:list-item>
        <text:list-item>
          <text:p text:style-name="P8">‘TOTAL’</text:p>
        </text:list-item>
        <text:list-item>
          <text:p text:style-name="P7">‘LOCKHART EUGENE E’</text:p>
        </text:list-item>
      </text:list>
      <text:p text:style-name="P2"/>
      <text:p text:style-name="P3">The first two records do not represent people, and therefore cannot be a POI, and the last records is person that contains only missing values. We will drop these three entries since they cannot contribute meaningfully to the end analysis. </text:p>
      <text:p text:style-name="P2"/>
      <text:p text:style-name="Standard"/>
      <text:p text:style-name="Standard"/>
      <text:list xml:id="list220025454673024" text:continue-list="list154351752" text:style-name="L1">
        <text:list-item>
          <text:p text:style-name="P4">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relevant rubric items: “create new features”, “intelligently select features”, “properly scale features”]</text:p>
        </text:list-item>
      </text:list>
      <text:p text:style-name="Standard"/>
      <text:p text:style-name="P9">We chose to us<text:span text:style-name="T2">e</text:span> <text:span text:style-name="T1">all the features except for the email address column. That column provided no useful information since it was unique to each individual user. Additionally we also created three new features:</text:span></text:p>
      <text:p text:style-name="P9"/>
      <text:list xml:id="list3548802295" text:style-name="L3">
        <text:list-item>
          <text:p text:style-name="P10">'from_this_person_to_non_poi' : <text:span text:style-name="T2">Number of emails from this person to another person not a POI</text:span></text:p>
        </text:list-item>
        <text:list-item>
          <text:p text:style-name="P10">'from_non_poi_to_this_person' : <text:span text:style-name="T2">Number of emails from a person not a POI to this person</text:span></text:p>
        </text:list-item>
        <text:list-item>
          <text:p text:style-name="P10">'total_non_salary' : <text:span text:style-name="T2">Total amount of monetary payments to this person not from Salary</text:span></text:p>
        </text:list-item>
      </text:list>
      <text:p text:style-name="Standard"/>
      <text:p text:style-name="P11">For the first two new features, we decided to establish the amount of messages traveling from a person to a non POI. When looked at with respect to the number of messages to a POI, we suspect higher levels of messages that support dealings of fraud when interacting with a known POI. Furthermore, the last feature we suspected individuals committing fraud would have found ways to pay themselves more.</text:p>
      <text:p text:style-name="Standard"/>
      <text:p text:style-name="P12">At the onset, we intended to create an ensemble of machine learning algorithms to create an aggregate prediction model. Because of this we used the majority of the features in the dataset so that the different models had the ability discover different relationships organically.</text:p>
      <text:p text:style-name="Standard"><text:soft-page-break/></text:p>
      <text:list xml:id="list220026234204726" text:continue-list="list220025454673024" text:style-name="L1">
        <text:list-item>
          <text:p text:style-name="P5">What algorithm did you end up using? What other one(s) did you try? How did model</text:p>
          <text:p text:style-name="P5"><text:s/>performance differ between algorithms?  [relevant rubric item: “pick an algorithm”]</text:p>
        </text:list-item>
      </text:list>
      <text:p text:style-name="P1"/>
      <text:p text:style-name="P12">For this item, we used 3 different models, Kmeans Clustering, Light Gradient Boosting Machine <text:span text:style-name="T3">(LightGBM)</text:span>, <text:span text:style-name="T3">and an Artificial Neural Network (ANN). Studies have show that ensemble models have typically outperformed singular models. The intent was to create two supervised models, one based on decision trees and the other on neural network. The third model was intended to be an unsupervised algorithm, with the hope that an unsupervised model could uncover further correlations leading to higher overall performance. In the end, our ensemble provided the same results as our LightGBM model.</text:span></text:p>
      <text:p text:style-name="P1"/>
      <text:p text:style-name="P1"/>
      <text:list xml:id="list220024871751660" text:continue-numbering="true" text:style-name="L1">
        <text:list-item>
          <text:p text:style-name="P4">What does it mean to tune the parameters of an algorithm, and what can happen if you don’t do this well?  How did you tune the parameters of your particular algorithm? What parameters did you tune?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relevant rubric items: “discuss parameter tuning”, “tune the algorithm”]</text:p>
        </text:list-item>
      </text:list>
      <text:p text:style-name="Standard"/>
      <text:p text:style-name="P14">For our three different models, we hand turned our hyperparameters. Our first model was a LightGBM algorithm and we tried various values boosting rounds and the learning rates. With respect to our ANN, we tested both 3 and 6 layers neural networks, with and without drop out layers, regularization for inputs to hidden layers, different learning rates, and different epoch training times. For the last algorithm, we adjusted the number of clusters for our KMeans model.</text:p>
      <text:p text:style-name="P14"/>
      <text:p text:style-name="P15">Working KMeans was the most unintuitive of the three models mainly because we know we have binary label classes of True or False, but we aimed to create at most 100 different clusters with KMeans, allowing 100 different classes. Ultimately our KMeans model was the worst, but we wanted to act as tie breaker between the LightGBM and ANN models.</text:p>
      <text:p text:style-name="Standard"/>
      <text:list xml:id="list220026207191764" text:continue-numbering="true" text:style-name="L1">
        <text:list-item>
          <text:p text:style-name="P4">What is validation, and what’s a classic mistake you can make if you do it wrong? How did you validate your analysis?  [relevant rubric items: “discuss validation”, “validation strategy”]</text:p>
        </text:list-item>
      </text:list>
      <text:p text:style-name="Standard"/>
      <text:p text:style-name="P15">Validating machine learning models is a topic of much debate amoung academics and ML engineers. Various methods exists such as dividing the dataset into training and testing sets, or even training, validation, and testing sets. Many process also take into account how the training and validation/test sets are proportioned <text:span text:style-name="T4">and/or shuffled</text:span>. <text:s/><text:span text:style-name="T4">For our project, we used a process known as Stratified Shuffle Split. A common pitfall that we addressed is handling imbalanced datasets. Our dataset contains 18 records of one class, and 128 of the other. To handle this we subset the data into 5 batches that each had around the same ratio for each class.</text:span></text:p>
      <text:p text:style-name="Standard"/>
      <text:p text:style-name="Standard"/>
      <text:list xml:id="list220024378032184" text:continue-numbering="true" text:style-name="L1">
        <text:list-item>
          <text:p text:style-name="P4">Give at least 2 evaluation metrics and your average performance for each of them.  Explain an interpretation of your metrics that says something human-understandable about your algorithm’s performance. [relevant rubric item: “usage of evaluation metrics”]</text:p>
        </text:list-item>
      </text:list>
      <text:p text:style-name="Standard"/>
      <text:p text:style-name="P16"><text:soft-page-break/>For our evaluation metric we refer to our F1 and F2 metrics. These metrics take into account both our models precision and recall performanc<text:span text:style-name="T5">e. F</text:span>or F1<text:span text:style-name="T5">, we devise a metric that weights both recall and precision equally. Our F2 score takes into account again both precision and recall, but give recall more importance. We do this mainly because our dataset is imbalanced. If focused entirely on accuracy, with only 18 positive classes, we could say that no one committed fraud and still score over 85% accuracy.</text:span></text:p>
      <text:p text:style-name="P16"/>
      <text:p text:style-name="P18">Our best model’s overall performance metrics are as follows:</text:p>
      <text:p text:style-name="P19">Accuracy: 0.96000</text:p>
      <text:p text:style-name="Preformatted_20_Text">Precision: 0.88889</text:p>
      <text:p text:style-name="Preformatted_20_Text">Recall: 0.80000</text:p>
      <text:p text:style-name="Preformatted_20_Text">F1: 0.84211</text:p>
      <text:p text:style-name="Preformatted_20_Text">F2: 0.81633</text:p>
      <text:p text:style-name="Preformatted_20_Text"/>
      <text:p text:style-name="Preformatted_20_Text">Total predictions: <text:s text:c="2"/>75</text:p>
      <text:p text:style-name="Preformatted_20_Text">True positives: <text:s text:c="3"/>8</text:p>
      <text:p text:style-name="Preformatted_20_Text">False positives: <text:s text:c="3"/>1 <text:s text:c="3"/></text:p>
      <text:p text:style-name="Preformatted_20_Text">False negatives: <text:s text:c="3"/>2</text:p>
      <text:p text:style-name="P20">True negatives: <text:s text:c="2"/>64</text:p>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13:15:56.349914012</meta:creation-date>
    <meta:generator>LibreOffice/6.0.7.3$Linux_X86_64 LibreOffice_project/00m0$Build-3</meta:generator>
    <dc:date>2020-07-20T22:00:24.188534299</dc:date>
    <meta:editing-duration>PT1H55M16S</meta:editing-duration>
    <meta:editing-cycles>8</meta:editing-cycles>
    <meta:document-statistic meta:table-count="0" meta:image-count="0" meta:object-count="0" meta:page-count="3" meta:paragraph-count="35" meta:word-count="1165" meta:character-count="7061" meta:non-whitespace-character-count="5916"/>
  </office:meta>
</office:document-meta>
</file>